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3" style:family="paragraph" style:parent-style-name="Text_20_body">
      <style:paragraph-properties fo:margin-left="0cm" fo:margin-right="0cm" fo:text-align="end" style:justify-single-word="false" fo:text-indent="0.499cm" style:auto-text-indent="false"/>
    </style:style>
    <style:style style:name="P9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4"/>
      <text:h text:style-name="P154"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за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4"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7372707487212183138"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7"><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4"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4"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фута брони отделяли меня от Эквестрии. Четыре фут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text:span>найди<text:span text:style-name="T11">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а увешана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text:span><text:span text:style-name="T69">СЕЛЕСТИЯ</text:span><text:span text:style-name="T70">]</text:span><text:span text:style-name="T69"> не регистрируется. Активируется протокол экстренной эвакуации пациента </text:span><text:span text:style-name="T70">[</text:span><text:span text:style-name="T69">СЕЛЕСТИЯ</text:span><text:span text:style-name="T70">]</text:span><text:span text:style-name="T69"> к супервизору </text:span><text:span text:style-name="T70">[</text:span><text:span text:style-name="T69">ЛУНА</text:span><text:span text:style-name="T70">]</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щения.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text:soft-page-break/>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text:soft-page-break/>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text:soft-page-break/></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text:soft-page-break/></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text:soft-page-break/></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text:soft-page-break/></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text:soft-page-break/></text:p>
      <text:p text:style-name="P57">…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text:soft-page-break/></text:p>
      <text:p text:style-name="P54">–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6"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6"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text:span text:style-name="T1">ветку</text:span>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биту у меня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4"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Энергетические затраты на этот процесс просто высасывали Эквус подчистую.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И огласить его.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множество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Он похож на жгут из множества переплетенных лент, которые постепенно расплетаются.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07">– То есть, предположим чисто теоретически, если я напишу — прям все фанфики реализуются? Даже самые гадкие? Даже тот, в котором Пинки убила Дэш? Даже кошмарные сны жеребят? Я не хочу так. Это отвратительно!</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в прощальном жесте. Как сквозь подушку, я услышал его затихающий голос.</text:p>
      <text:p text:style-name="P104">– Ты ещё увидишь пару-тройку снов напоследок.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text:span text:style-name="T1">черновик</text:span>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пасты. И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Хоть слово!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черновик.</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9-07T22:44:18.12</dc:date>
    <meta:editing-duration>P168DT8H6M3S</meta:editing-duration>
    <meta:editing-cycles>10732</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6" meta:paragraph-count="5072" meta:word-count="110858" meta:character-count="705030"/>
  </office:meta>
</office:document-meta>
</file>